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efb9d" officeooo:paragraph-rsid="000efb9d"/>
    </style:style>
    <style:style style:name="P3" style:family="paragraph" style:parent-style-name="Standard">
      <style:text-properties officeooo:rsid="000efb9d" officeooo:paragraph-rsid="000efb9d"/>
    </style:style>
    <style:style style:name="T1" style:family="text">
      <style:text-properties officeooo:rsid="000e8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ourworldindata.org/time-use" text:style-name="Internet_20_link" text:visited-style-name="Visited_20_Internet_20_Link">https://ourworldindata.org/time-use</text:a></text:p>
      <text:p text:style-name="Standard"/>
      <text:p text:style-name="Standard"><text:a xlink:type="simple" xlink:href="https://ourworldindata.org/human-development-index#hihd-vs-gdp-per-capita" text:style-name="Internet_20_link" text:visited-style-name="Visited_20_Internet_20_Link">https://ourworldindata.org/human-development-index#hihd-vs-gdp-per-capita</text:a></text:p>
      <text:p text:style-name="Standard"/>
      <text:p text:style-name="Standard"><text:a xlink:type="simple" xlink:href="https://ourworldindata.org/military-spending" text:style-name="Internet_20_link" text:visited-style-name="Visited_20_Internet_20_Link">https://ourworldindata.org/military-spending</text:a></text:p>
      <text:p text:style-name="Standard"/>
      <text:p text:style-name="Standard"><text:a xlink:type="simple" xlink:href="https://ourworldindata.org/food-supply" text:style-name="Internet_20_link" text:visited-style-name="Visited_20_Internet_20_Link">https://ourworldindata.org/food-supply</text:a></text:p>
      <text:p text:style-name="Standard"/>
      <text:p text:style-name="P3">step 1</text:p>
      <text:p text:style-name="P3"/>
      <text:p text:style-name="P3">download data set: food supply kcal</text:p>
      <text:p text:style-name="P3"/>
      <text:p text:style-name="P3"/>
      <text:p text:style-name="P2"><text:span text:style-name="Source_20_Text">mport pandas as pd</text:span></text:p>
      <text:p text:style-name="Preformatted_20_Text"><text:span text:style-name="Source_20_Text">import matplotlib.pyplot as plt</text:span></text:p>
      <text:p text:style-name="Preformatted_20_Text"><text:span text:style-name="Source_20_Text">df <text:s/>= pd.read_csv("data.csv")</text:span></text:p>
      <text:p text:style-name="Preformatted_20_Text"><text:span text:style-name="Source_20_Text">df.plot() <text:s/># plots all columns against index</text:span></text:p>
      <text:p text:style-name="P1"><text:span text:style-name="Source_20_Text">df.plot(kind='scatter',x='x',y='y') # scatter plot</text:span></text:p>
      <text:p text:style-name="P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5:57:32.195000000</meta:creation-date>
    <dc:date>2021-08-31T00:17:25.164000000</dc:date>
    <meta:editing-duration>PT7H9M22S</meta:editing-duration>
    <meta:editing-cycles>1</meta:editing-cycles>
    <meta:document-statistic meta:table-count="0" meta:image-count="0" meta:object-count="0" meta:page-count="1" meta:paragraph-count="11" meta:word-count="34" meta:character-count="403" meta:non-whitespace-character-count="378"/>
    <meta:generator>LibreOffice/7.2.0.4$Windows_X86_64 LibreOffice_project/9a9c6381e3f7a62afc1329bd359cc48accb6435b</meta:generator>
  </office:meta>
</office:document-meta>
</file>